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language-asian="ja" style:country-asian="JP"/>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font-style-asian="normal" style:font-weight-asian="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fo:font-variant="normal" fo:text-transform="none" fo:color="#222222" fo:letter-spacing="normal" style:font-name-asian="Arial1" style:font-size-asian="12pt" style:language-asian="ja" style:country-asian="JP" style:font-style-asian="normal" style:font-weight-asian="normal"/>
    </style:style>
    <style:style style:name="P7" style:family="paragraph" style:parent-style-name="Text_20_body">
      <style:text-properties fo:font-variant="normal" fo:text-transform="none" fo:color="#222222" fo:letter-spacing="normal" style:font-name-asian="Arial1" style:font-size-asian="12pt" style:language-asian="ja" style:country-asian="JP" style:font-style-asian="normal" style:font-weight-asian="normal"/>
    </style:style>
    <style:style style:name="T1" style:family="text">
      <style:text-properties fo:font-variant="normal" fo:text-transform="none" fo:color="#222222" fo:letter-spacing="normal" style:font-name-asian="Arial1" style:font-size-asian="12pt" style:font-style-asian="normal" style:font-weight-asian="normal"/>
    </style:style>
    <style:style style:name="T2" style:family="text">
      <style:text-properties fo:font-variant="normal" fo:text-transform="none" fo:color="#222222" fo:letter-spacing="normal" style:font-name-asian="Arial1" style:font-size-asian="12pt" style:language-asian="ja" style:country-asian="JP" style:font-style-asian="normal" style:font-weight-asian="normal"/>
    </style:style>
    <style:style style:name="T3" style:family="text">
      <style:text-properties fo:font-variant="normal" fo:text-transform="none" fo:color="#222222" style:font-name="Arial1" fo:font-size="12pt" fo:letter-spacing="normal" fo:font-style="normal" fo:font-weight="normal"/>
    </style:style>
    <style:style style:name="T4"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span text:style-name="T2">志望動機</text:span></text:p>
      <text:p text:style-name="P3"/>
      <text:p text:style-name="P7">これまで大手メーカーでスマートフォンアプリやコンシューマーゲームの立ち上げからリリース、運用までを一貫して担当し、プロジェクトの成功に貢献してきました。こうした経験を通じて、技術力だけでなく、チームとの連携やプロジェクトを円滑に進める力を培ってきました。一方で、業務の幅が限られていると感じる場面もあり、より広い分野で自分のスキルを活かし、挑戦的な環境で成長していきたいと考えるようになりました。<text:line-break/>御社はスマートフォンからコンシューマー向け製品まで幅広い分野で実績を持ち、特にコンシューマーゲームの開発に大きな魅力を感じています。これまでの経験を活かしながら、新たな価値を創出するプロジェクトに貢献したいと考えています。ぜひ、これまで培った経験と意欲を活かし、御社と共に新たな挑戦をしていきたいと考えております。 </text:p>
      <text:p text:style-name="P2"><text:line-break/><text:span text:style-name="T1">・自己紹介</text:span></text:p>
      <text:p text:style-name="P5">宮脇秀則と申します。</text:p>
      <text:p text:style-name="Text_20_body">新卒<text:span text:style-name="T4">から１９年ほど</text:span>プログラマーとしてコンシューマゲームやWebソーシャルゲーム、スマートフォンアプリなど幅広いプラットフォームでの開発経験を積んできまし<text:span text:style-name="T4">て、時代</text:span>や技術の変化に<text:span text:style-name="T4">とらわれず仕事をこなして成果を上げてきました</text:span>。最近ではリーダーとしてチームを率いる経験も多く、周囲との連携を重視しながらプロジェクトの進行とチームの成長をサポートしてきました<text:span text:style-name="T4">ので、</text:span>これらの経験を活かし<text:span text:style-name="T4">て</text:span>、今後もより良いゲーム作りでユーザーに感動を届けたいと考えています </text:p>
      <text:p text:style-name="P2"><text:line-break/><text:span text:style-name="T1">・退職理由</text:span></text:p>
      <text:p text:style-name="P4">ここ数年、前職のカプコンでは与えられた業務を確実にこなしてはきましたが、業務の幅が限られていると感じることが多くなり、より広い分野でスキルを活かし、挑戦し続けることこそが成長に繋がると考えるようになりました。今後、さらにキャリアを積んでいくためには、新しい環境で多様な経験を積むことが重要だと感じたので、キャリアアップを目指して転職を決断しました。 </text:p>
      <text:p text:style-name="P3"/>
      <text:p text:style-name="P4"/>
      <text:p text:style-name="P1"><text:line-break/><text:span text:style-name="T1">・質問はありますか？</text:span><text:span text:style-name="T3">(</text:span><text:span text:style-name="T1">必ず質問をしてください</text:span><text:span text:style-name="T3">)</text:span></text:p>
      <text:p text:style-name="P4">やる仕事はコンシューマーメインでモバイルだったりするのか？</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宮脇 秀則</meta:initial-creator>
    <meta:creation-date>2024-10-26T12:02:26.62</meta:creation-date>
    <dc:date>2024-12-06T12:17:05.77</dc:date>
    <dc:creator>宮脇 秀則</dc:creator>
    <meta:editing-duration>P2DT12H31M46S</meta:editing-duration>
    <meta:editing-cycles>22</meta:editing-cycles>
    <meta:generator>OpenOffice.org/3.3$Win32 OpenOffice.org_project/330m20$Build-9567</meta:generator>
    <meta:document-statistic meta:table-count="0" meta:image-count="0" meta:object-count="0" meta:page-count="1" meta:paragraph-count="9" meta:word-count="406" meta:character-count="834"/>
  </office:meta>
</office:document-meta>
</file>